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DPOTLIWOŚĆ PACH</text:p>
      <text:p text:style-name="Standard">Wyjątkowe właściwości botoksu wykorzystywane są nie tylko do spłycenia czy usunięcia zmarszczek , ale również pozwalają leczyć nadpotliwość miejscową np.pach. Metodę tą stosujemy po wykluczeniu innych przyczyn wzmożonej potliwości np. chorób tarczycy, cukrzycy, chorób układu nerwowego.</text:p>
      <text:p text:style-name="Standard">Zabieg jest bezpieczny oraz skuteczny. Polega na wstrzyknięciu botoksu w okolice o wzmozonej potliwości ( po wcześniejszym wykonaniu próby Minora ). Po zabiegu pojawia się blokada działania nerwów <text:s/>zaopatrujących gruczoły potowe-co zapobiega nadmiernemu wydzielaniu potu. <text:s/>Efekt pojawia się już po ok 1-6 dni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5T14:36:01</meta:creation-date>
    <meta:document-statistic meta:table-count="0" meta:image-count="0" meta:object-count="0" meta:page-count="1" meta:paragraph-count="3" meta:word-count="81" meta:character-count="615"/>
    <dc:date>2017-11-05T14:54:46</dc:date>
    <meta:editing-duration>PT18M45S</meta:editing-duration>
    <meta:editing-cycles>1</meta:editing-cycles>
    <meta:generator>OpenOffice/4.1.2$Unix OpenOffice.org_project/412m3$Build-9782</meta:generator>
  </office:meta>
</office:document-meta>
</file>